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210e95" officeooo:paragraph-rsid="00210e95"/>
    </style:style>
    <style:style style:name="P2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0c267" officeooo:paragraph-rsid="0040c267"/>
    </style:style>
    <style:style style:name="P3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323fd"/>
    </style:style>
    <style:style style:name="P4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323fd" officeooo:paragraph-rsid="0047bc55"/>
    </style:style>
    <style:style style:name="P5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46879" officeooo:paragraph-rsid="00446879"/>
    </style:style>
    <style:style style:name="P6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6700e" officeooo:paragraph-rsid="0046700e"/>
    </style:style>
    <style:style style:name="P7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7bc55" officeooo:paragraph-rsid="0047bc55"/>
    </style:style>
    <style:style style:name="P8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9134f" officeooo:paragraph-rsid="0049134f"/>
    </style:style>
    <style:style style:name="P9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9afcd" officeooo:paragraph-rsid="0049afcd"/>
    </style:style>
    <style:style style:name="P10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paragraph-rsid="004f36c5"/>
    </style:style>
    <style:style style:name="P11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f611c" officeooo:paragraph-rsid="004f611c"/>
    </style:style>
    <style:style style:name="P12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515225" officeooo:paragraph-rsid="00515225"/>
    </style:style>
    <style:style style:name="P13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52a7de" officeooo:paragraph-rsid="0052a7de"/>
    </style:style>
    <style:style style:name="P14" style:family="paragraph" style:parent-style-name="Standard" style:master-page-name="">
      <loext:graphic-properties draw:fill="none"/>
      <style:paragraph-properties fo:margin-left="0cm" fo:margin-right="0cm" fo:text-indent="1cm" style:auto-text-indent="false" style:page-number="auto" fo:background-color="transparent"/>
    </style:style>
    <style:style style:name="P15" style:family="paragraph" style:parent-style-name="Text_20_body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/>
      <style:text-properties style:font-name="Liberation Sans" fo:font-size="18.2000007629395pt" fo:font-weight="bold" officeooo:rsid="004323fd" officeooo:paragraph-rsid="0047bc55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P16" style:family="paragraph" style:parent-style-name="Table_20_Contents">
      <style:text-properties officeooo:rsid="004dc294" officeooo:paragraph-rsid="004dc294"/>
    </style:style>
    <style:style style:name="P17" style:family="paragraph" style:parent-style-name="Heading_20_1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 fo:keep-with-next="always"/>
      <style:text-properties style:font-name="Liberation Sans" fo:font-size="18.2000007629395pt" fo:font-weight="bold" officeooo:rsid="0040c267" officeooo:paragraph-rsid="0040c267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P18" style:family="paragraph" style:parent-style-name="Heading_20_1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 fo:keep-with-next="always"/>
      <style:text-properties style:font-name="Liberation Sans" fo:font-size="18.2000007629395pt" fo:font-weight="bold" officeooo:rsid="004323fd" officeooo:paragraph-rsid="004323fd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P19" style:family="paragraph" style:parent-style-name="Heading_20_1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 fo:keep-with-next="always"/>
      <style:text-properties style:font-name="Liberation Sans" fo:font-size="18.2000007629395pt" fo:font-weight="bold" officeooo:rsid="004323fd" officeooo:paragraph-rsid="0047bc55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T1" style:family="text">
      <style:text-properties officeooo:rsid="0047bc55"/>
    </style:style>
    <style:style style:name="T2" style:family="text">
      <style:text-properties officeooo:rsid="004a0606"/>
    </style:style>
    <style:style style:name="T3" style:family="text">
      <style:text-properties officeooo:rsid="004e8e49"/>
    </style:style>
    <style:style style:name="T4" style:family="text">
      <style:text-properties officeooo:rsid="004f36c5"/>
    </style:style>
    <style:style style:name="T5" style:family="text">
      <style:text-properties officeooo:rsid="0052a7de"/>
    </style:style>
    <style:style style:name="T6" style:family="text">
      <style:text-properties officeooo:rsid="0053abb6"/>
    </style:style>
    <style:style style:name="T7" style:family="text">
      <style:text-properties officeooo:rsid="0055542a"/>
    </style:style>
    <style:style style:name="T8" style:family="text">
      <style:text-properties officeooo:rsid="005840d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Требования.</text:h>
      <text:p text:style-name="P1"/>
      <text:p text:style-name="P2">Расстояние между силой и СС — 20 см минимум.</text:p>
      <text:p text:style-name="P2">Расстояние между ПС и пучком ЭО — 50 см минимум, между ПС и одиночным ЭО — 25 см.</text:p>
      <text:h text:style-name="P18" text:outline-level="1">Аппаратура.</text:h>
      <text:p text:style-name="P14"/>
      <text:p text:style-name="P3">Звук — Logitech Media Server или HiFiBerry AMP+.</text:p>
      <text:p text:style-name="P5">Датчик углекислого газа — TCS4161 или MQZ135.</text:p>
      <text:p text:style-name="P6">Часы — комплектующие см. в проекте Кикад.</text:p>
      <text:p text:style-name="P6"/>
      <text:h text:style-name="P19" text:outline-level="1"><text:span text:style-name="T1">Требования к электрике</text:span>.</text:h>
      <text:p text:style-name="P4"/>
      <text:p text:style-name="P7">КУП для ванной и туалета.</text:p>
      <text:p text:style-name="P10"><text:span text:style-name="T4">Вводной автомат — тип C. С</text:span>разу после вводного автоматического выключателя желательно установить противопожарное УЗО на 100 мА <text:span text:style-name="T5">с большим временем срабатывания.</text:span></text:p>
      <text:p text:style-name="P11">Отключающая способность автоматов <text:span text:style-name="T6">и УЗО </text:span>— не менее 6000А, <text:span text:style-name="T7">для вводных — 10кА.</text:span></text:p>
      <text:p text:style-name="P11"/>
      <text:p text:style-name="P12">Можно применить УЗО с номинальным током на 63А и не париться о сумме номиналов автоматов после него, ибо вводной автома<text:span text:style-name="T8">т</text:span> всё равно 45А.</text:p>
      <text:p text:style-name="P13">УЗО - тип А.</text:p>
      <text:p text:style-name="P7">Для линий розеток — УЗО 30 мА.</text:p>
      <text:p text:style-name="P7">Для линий в ванной и туалете — УЗО 10 мА.</text:p>
      <text:p text:style-name="P12">Не более 5 линий на УЗО.</text:p>
      <text:p text:style-name="P7"/>
      <text:p text:style-name="P7">Вольтметр — Меандр ВАР-М01.</text:p>
      <text:p text:style-name="P8">ВСЕ кнопки и управляющие цепи импульсных реле объединить на ОДИН автомат; выходные контакты каждого реле будут подавать на светильник фазу от его (светильника) автомата.</text:p>
      <text:p text:style-name="P9">Устройство защиты от перенапряжения — УЗМ-51м <text:span text:style-name="T2">или УЗМ-50МД.</text:span></text:p>
      <text:p text:style-name="P9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6">1,5 кв.мм <text:span text:style-name="T3">(освещение)</text:span></text:p>
          </table:table-cell>
          <table:table-cell table:style-name="Таблица1.B1" office:value-type="string">
            <text:p text:style-name="P16">10 А, тип <text:span text:style-name="T4">B</text:span></text:p>
          </table:table-cell>
        </table:table-row>
        <table:table-row>
          <table:table-cell table:style-name="Таблица1.A2" office:value-type="string">
            <text:p text:style-name="P16">1,5 кв.мм <text:span text:style-name="T3">(стационарное)</text:span></text:p>
          </table:table-cell>
          <table:table-cell table:style-name="Таблица1.B2" office:value-type="string">
            <text:p text:style-name="P16">10 А, тип C</text:p>
          </table:table-cell>
        </table:table-row>
        <table:table-row>
          <table:table-cell table:style-name="Таблица1.A2" office:value-type="string">
            <text:p text:style-name="P16">2,5 кв.мм розетки</text:p>
          </table:table-cell>
          <table:table-cell table:style-name="Таблица1.B2" office:value-type="string">
            <text:p text:style-name="P16">16 А, <text:s/>тип B</text:p>
          </table:table-cell>
        </table:table-row>
        <table:table-row>
          <table:table-cell table:style-name="Таблица1.A2" office:value-type="string">
            <text:p text:style-name="P16">2,5 кв.мм стационарное</text:p>
          </table:table-cell>
          <table:table-cell table:style-name="Таблица1.B2" office:value-type="string">
            <text:p text:style-name="P16">16 А, <text:s/>тип С</text:p>
          </table:table-cell>
        </table:table-row>
        <table:table-row>
          <table:table-cell table:style-name="Таблица1.A2" office:value-type="string">
            <text:p text:style-name="P16">4 кв.мм стационарное</text:p>
          </table:table-cell>
          <table:table-cell table:style-name="Таблица1.B2" office:value-type="string">
            <text:p text:style-name="P16">20 А, <text:s/>тип С</text:p>
          </table:table-cell>
        </table:table-row>
        <table:table-row>
          <table:table-cell table:style-name="Таблица1.A2" office:value-type="string">
            <text:p text:style-name="P16">6 кв.мм стационарное</text:p>
          </table:table-cell>
          <table:table-cell table:style-name="Таблица1.B2" office:value-type="string">
            <text:p text:style-name="P16">32 А, <text:s/>тип С</text:p>
          </table:table-cell>
        </table:table-row>
      </table:table>
      <text:p text:style-name="P9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1T08:55:03.099147717</meta:creation-date>
    <dc:date>2018-01-02T19:44:18.282445175</dc:date>
    <meta:editing-duration>PT7H35M51S</meta:editing-duration>
    <meta:editing-cycles>59</meta:editing-cycles>
    <meta:generator>LibreOffice/5.1.6.2$Linux_X86_64 LibreOffice_project/10m0$Build-2</meta:generator>
    <meta:document-statistic meta:table-count="1" meta:image-count="0" meta:object-count="0" meta:page-count="1" meta:paragraph-count="31" meta:word-count="208" meta:character-count="1255" meta:non-whitespace-character-count="1061"/>
  </office:meta>
</office:document-meta>
</file>